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Bitstream Vera Sans" svg:font-family="'Bitstream Vera Sans', 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font-name="Arial" fo:font-weight="bold" style:font-weight-asian="bold" style:font-name-complex="Arial" style:language-complex="zxx" style:country-complex="none" style:font-weight-complex="bold"/>
    </style:style>
    <style:style style:name="P2" style:family="paragraph" style:parent-style-name="Standard">
      <style:paragraph-properties style:snap-to-layout-grid="false"/>
      <style:text-properties style:font-name="Times New Roman" fo:font-weight="bold" style:font-weight-asian="bold" style:font-name-complex="Arial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ítulo1">
      <style:paragraph-properties fo:text-align="justify" style:justify-single-word="false"/>
      <style:text-properties style:font-name="Comic Sans MS" fo:font-size="10pt" style:font-size-asian="10pt" style:font-name-complex="Comic Sans MS"/>
    </style:style>
    <style:style style:name="P5" style:family="paragraph" style:parent-style-name="Título1">
      <style:paragraph-properties fo:line-height="150%"/>
      <style:text-properties fo:font-size="12pt" style:font-name-asian="Times New Roman" style:font-size-asian="12pt" style:font-name-complex="Times New Roman" style:font-size-complex="10pt" style:language-complex="zxx" style:country-complex="none"/>
    </style:style>
    <style:style style:name="P6" style:family="paragraph" style:parent-style-name="Standard">
      <style:paragraph-properties fo:margin-left="3.747cm" fo:margin-right="0cm" fo:text-indent="0cm" style:auto-text-indent="false"/>
    </style:style>
    <style:style style:name="P7" style:family="paragraph" style:parent-style-name="Standard">
      <style:paragraph-properties fo:margin-left="3.747cm" fo:margin-right="0cm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style:font-size-asian="11pt" style:font-name-complex="Arial"/>
    </style:style>
    <style:style style:name="P10" style:family="paragraph" style:parent-style-name="Text_20_body">
      <style:paragraph-properties fo:line-height="150%"/>
      <style:text-properties style:font-name="Tahoma" fo:font-size="15pt" style:font-size-asian="15pt" style:font-name-complex="Tahoma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P14" style:family="paragraph" style:parent-style-name="Text_20_body">
      <style:paragraph-properties fo:margin-top="0cm" fo:margin-bottom="0cm" fo:line-height="120%" fo:text-align="start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fo:line-height="152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fo:line-height="152%" fo:text-align="justify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cm" fo:margin-right="0cm" fo:margin-top="0cm" fo:margin-bottom="0cm" fo:line-height="140%" fo:text-align="start" style:justify-single-word="false" fo:orphans="2" fo:widows="2" fo:hyphenation-ladder-count="no-limit" fo:text-indent="0.185cm" style:auto-text-indent="false" style:page-number="auto" fo:padding="0cm" fo:border="non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cm" fo:margin-right="0cm" fo:margin-top="0cm" fo:margin-bottom="0cm" fo:line-height="140%" fo:text-align="start" style:justify-single-word="false" fo:orphans="2" fo:widows="2" fo:hyphenation-ladder-count="no-limit" fo:text-indent="0.37cm" style:auto-text-indent="false" style:page-number="auto" fo:padding="0cm" fo:border="non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 fo:hyphenate="false" fo:hyphenation-remain-char-count="2" fo:hyphenation-push-char-count="2"/>
    </style:style>
    <style:style style:name="P19" style:family="paragraph" style:parent-style-name="Text_20_body" style:master-page-name="">
      <style:paragraph-properties fo:margin-left="0cm" fo:margin-right="0cm" fo:margin-top="0cm" fo:margin-bottom="0cm" fo:line-height="140%" fo:text-align="start" style:justify-single-word="false" fo:orphans="2" fo:widows="2" fo:hyphenation-ladder-count="no-limit" fo:text-indent="0.026cm" style:auto-text-indent="false" style:page-number="auto" fo:padding="0cm" fo:border="non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 fo:hyphenate="false" fo:hyphenation-remain-char-count="2" fo:hyphenation-push-char-count="2"/>
    </style:style>
    <style:style style:name="P20" style:family="paragraph" style:parent-style-name="Text_20_body" style:master-page-name="">
      <style:paragraph-properties fo:margin-left="0cm" fo:margin-right="0cm" fo:margin-top="0cm" fo:margin-bottom="0cm" fo:line-height="140%" fo:text-align="start" style:justify-single-word="false" fo:orphans="2" fo:widows="2" fo:hyphenation-ladder-count="no-limit" fo:text-indent="0cm" style:auto-text-indent="false" style:page-number="auto" fo:padding="0cm" fo:border="none" style:writing-mode="lr-tb"/>
      <style:text-properties fo:font-variant="normal" fo:text-transform="none" fo:color="#ff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 fo:hyphenate="false" fo:hyphenation-remain-char-count="2" fo:hyphenation-push-char-count="2"/>
    </style:style>
    <style:style style:name="P21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22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3" style:family="paragraph" style:parent-style-name="Text_20_body">
      <style:paragraph-properties fo:text-align="justify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Text_20_body">
      <style:paragraph-properties fo:text-align="justify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0pt" fo:language="pt" fo:country="BR" fo:font-style="normal" style:text-underline-style="none" fo:font-weight="normal" style:text-blinking="false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5" style:family="paragraph" style:parent-style-name="Text_20_body">
      <style:paragraph-properties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6" style:family="paragraph" style:parent-style-name="Text_20_body">
      <style:paragraph-properties fo:margin-left="0cm" fo:margin-right="0cm" fo:margin-top="0cm" fo:margin-bottom="0cm" fo:line-height="179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7" style:family="paragraph" style:parent-style-name="Header" style:master-page-name="Standard">
      <style:paragraph-properties style:page-number="auto"/>
      <style:text-properties style:font-name="Comic Sans MS" fo:language="zxx" fo:country="none" style:font-name-complex="Comic Sans MS"/>
    </style:style>
    <style:style style:name="P28" style:family="paragraph" style:parent-style-name="Heading_20_1">
      <style:paragraph-properties fo:line-height="150%">
        <style:tab-stops>
          <style:tab-stop style:position="0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32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3" style:family="paragraph" style:parent-style-name="Text_20_body" style:list-style-name="L1" style:master-page-name="">
      <style:paragraph-properties fo:text-align="start" style:justify-single-word="false" fo:orphans="2" fo:widows="2" fo:hyphenation-ladder-count="no-limit" style:page-number="auto" fo:background-color="transparent" style:shadow="none" style:writing-mode="lr-tb">
        <style:tab-stops>
          <style:tab-stop style:position="10.292cm"/>
        </style:tab-stops>
        <style:background-image/>
      </style:paragraph-properties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34" style:family="paragraph" style:parent-style-name="Text_20_body" style:list-style-name="L1">
      <style:paragraph-properties fo:text-align="start" style:justify-single-word="false" fo:orphans="2" fo:widows="2" fo:hyphenation-ladder-count="no-limit" fo:background-color="transparent" style:shadow="none" style:writing-mode="lr-tb">
        <style:tab-stops>
          <style:tab-stop style:position="10.292cm"/>
        </style:tab-stops>
        <style:background-image/>
      </style:paragraph-properties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 fo:orphans="2" fo:widows="2" fo:hyphenation-ladder-count="no-limit" fo:background-color="transparent" style:shadow="none" style:writing-mode="lr-tb">
        <style:tab-stops>
          <style:tab-stop style:position="10.292cm"/>
        </style:tab-stops>
        <style:background-image/>
      </style:paragraph-properties>
      <style:text-properties fo:font-variant="normal" fo:text-transform="none" fo:color="#000000" style:text-line-through-style="none" style:text-position="33% 58%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top="0cm" fo:margin-bottom="0cm" fo:line-height="120%" fo:text-align="start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language="pt" fo:country="BR" fo:font-style="normal" style:text-underline-style="none" fo:font-weight="normal" style:text-blinking="false" fo:background-color="transparent" style:font-name-asian="Times New Roman" style:font-weight-asian="normal" style:font-name-complex="Times New Roman" style:language-complex="ar" style:country-complex="SA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fo:font-variant="normal" fo:text-transform="none" fo:color="#000000" style:text-line-through-style="none" style:text-position="33% 58%" fo:language="pt" fo:country="BR" fo:font-style="normal" style:text-underline-style="none" fo:font-weight="normal" style:text-blinking="false" fo:background-color="transparent" style:font-name-asian="Times New Roman" style:font-weight-asian="normal" style:font-name-complex="Times New Roman" style:language-complex="ar" style:country-complex="SA" style:font-weight-complex="normal"/>
    </style:style>
    <style:style style:name="T7" style:family="text">
      <style:text-properties fo:font-variant="normal" fo:text-transform="none" fo:color="#000000" style:text-line-through-style="none" style:text-position="0% 100%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text-position="33%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style:border-line-width="0.088cm 0.035cm 0.035cm" fo:padding="0cm" fo:border="0.158cm double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2.202cm" draw:visible-area-height="2.378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Quadro1" text:anchor-type="char" svg:x="-0.127cm" svg:y="0.078cm" svg:width="19.793cm" svg:height="3.637cm" draw:z-index="1"><draw:text-box><text:p text:style-name="P10">Colégio Estadual do Campo São JoãoEnsino Fundamental e Médio</text:p><text:h text:style-name="P28" text:outline-level="1"><draw:frame draw:style-name="fr3" draw:name="Objeto1" text:anchor-type="char" svg:x="0.64cm" svg:y="-0.217cm" svg:width="2.378cm" svg:height="2.33cm" draw:z-index="2"><draw:object-ole xlink:href="./Object 1" xlink:type="simple" xlink:show="embed" xlink:actuate="onLoad"/><draw:image xlink:href="./ObjectReplacements/Object 1" xlink:type="simple" xlink:show="embed" xlink:actuate="onLoad"/></draw:frame> <text:s/>ATIVIDADE AVALIATIVA DE MATEMÁTICA <text:s/>(AV1) <text:s text:c="6"/></text:h><text:p text:style-name="P6"><text:span text:style-name="T1">PROFESSOR: </text:span><text:span text:style-name="T3">MARIA CLARA ARAUJO SILVA <text:s text:c="9"/></text:span><text:span text:style-name="T2">ANO/ SÉRIE:</text:span><text:span text:style-name="T3"> 9º A </text:span></text:p><text:p text:style-name="P7"/><text:p text:style-name="P7">ALUNO: <text:s text:c="22"/><text:tab/><text:tab/><text:tab/> <text:s text:c="39"/>DATA:___/___/___</text:p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><text:s text:c="25"/>DATA:___/___/___ </text:p><text:p text:style-name="P6"/><text:p text:style-name="P8"/><text:p text:style-name="P9"/><text:p text:style-name="P13"/><text:p text:style-name="P3"/></draw:text-box></draw:frame></text:p>
      <text:p text:style-name="P4"/>
      <text:p text:style-name="P5"><text:s text:c="103"/></text:p>
      <text:p text:style-name="P1"><text:s text:c="91"/></text:p>
      <text:p text:style-name="P2"><text:s text:c="74"/></text:p>
      <text:p text:style-name="P15"><text:bookmark text:name="docs-internal-guid-1cdd1806-7fff-c7d3-5cf6-1f944d715dba"/>1. Dado o extrato bancário, marque a opção correta:</text:p>
      <text:p text:style-name="P29"><draw:frame draw:style-name="fr2" draw:name="figuras1" text:anchor-type="as-char" svg:y="-5.265cm" svg:width="7.726cm" svg:height="4.789cm" draw:z-index="0"><draw:image xlink:href="https://lh7-us.googleusercontent.com/5CCX9ekq-LdJnSOUCAHcw1Cp95_SzewD8IdIHYg_Gk7CfNlkb_dj8oqSNTxWLCsJhJT0WznPC4wW8wYAaCGa-yQlCEvGf-3iMNc-no5SGJh6VzjpJ_B0dVTHivBph4kofoHivzXcIGRyYgUEFYqSyg" xlink:type="simple" xlink:show="embed" xlink:actuate="onLoad"/></draw:frame></text:p>
      <text:p text:style-name="P30">a) O saldo depois do cheque nº 1 é de R$ -100,00.</text:p>
      <text:p text:style-name="P12">b) Depois do depósito realizado de R$ 250,00 o saldo é R$ 550,00.</text:p>
      <text:p text:style-name="P12">c) O saldo final é R$ 100,00 negativo.</text:p>
      <text:p text:style-name="P12">d) Depois do saque de R$ 600,00 o saldo ficou positivo.</text:p>
      <text:p text:style-name="P11"/>
      <text:p text:style-name="P11">2. Calcule o valor numérico da expressão</text:p>
      <text:p text:style-name="P14"><text:s text:c="11"/>[(18 + 3 · 2) ÷ 8 + 5 · 3] ÷ 6</text:p>
      <text:p text:style-name="P18">a) 6</text:p>
      <text:p text:style-name="P20"><text:s text:c="2"/><text:span text:style-name="T9"><text:s text:c="2"/>b) 3</text:span></text:p>
      <text:p text:style-name="P17"><text:s text:c="2"/>c) 5</text:p>
      <text:p text:style-name="P19"><text:s text:c="3"/><text:span text:style-name="T8">d) 9</text:span></text:p>
      <text:p text:style-name="P22">3. Uma prefeitura aplicou R$ 850 mil na construção de 3 creches e um parque infantil. O custo de cada creche foi de R$ 250 mil. A equação que representa o custo do parque, em mil reais, é: </text:p>
      <text:p text:style-name="P21">a) x + 850 = 250.</text:p>
      <text:p text:style-name="P21">b) x - 580 = 750.</text:p>
      <text:p text:style-name="P21">c) x + 250 = 850.</text:p>
      <text:p text:style-name="P21">d) x + 750 = 850.</text:p>
      <text:p text:style-name="P22"/>
      <text:p text:style-name="P22">4. A solução da equação 3x – 1 = 2x + 8 é:</text:p>
      <text:p text:style-name="P22">a) um número par.</text:p>
      <text:p text:style-name="P22">b) um múltiplo de 3.</text:p>
      <text:p text:style-name="P22">c) está entre 5 e 8.</text:p>
      <text:p text:style-name="P22">d) maior que 9</text:p>
      <text:p text:style-name="P22"/>
      <text:p text:style-name="P25"><text:span text:style-name="T5">5.</text:span><text:bookmark text:name="docs-internal-guid-06317036-7fff-83ab-0008-843fad782160"/><text:span text:style-name="T5">Um investidor comprou um apartamento por R$130.000,00 e gastou 60% do custo em reparos. O valor gasto em reparos foi de: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16">6. Após realizar uma compra em certa loja, cada cliente tem direito de girar uma roleta, na qual constam alguns descontos. Se a roleta para em 20%, por exemplo, o cliente recebe esse desconto ao pagar a compra. Renato fez uma compra de R$ 87,80 e obteve na roleta um desconto de 25%. Qual o valor pago por Renato nessa compra?</text:p>
      <text:p text:style-name="P16">a) R$ 65,85</text:p>
      <text:p text:style-name="P16">b) R$ 75,89</text:p>
      <text:p text:style-name="P16">c) R$ 85,65</text:p>
      <text:p text:style-name="P16">d) R$ 90,78</text:p>
      <text:p text:style-name="P22">7. Em dezembro de 2022, a frota de veículos de uma capital ultrapassou a marca de 25 000 000 de veículos. Escrevendo esse número usando notação científica, fica:</text:p>
      <text:list xml:id="list3854589498292164502" text:style-name="L1">
        <text:list-header>
          <text:p text:style-name="P33"><text:span text:style-name="T4">a) 2,5 . 10</text:span><text:span text:style-name="T6">5</text:span></text:p>
          <text:p text:style-name="P34">b) 2,5 . 10<text:span text:style-name="T10">7</text:span></text:p>
          <text:p text:style-name="P34">c) 25 . 10<text:span text:style-name="T10">6</text:span></text:p>
          <text:p text:style-name="P34">d) 25 . 10<text:span text:style-name="T10">7</text:span></text:p>
        </text:list-header>
      </text:list>
      <text:p text:style-name="P35"/>
      <text:p text:style-name="P25"><text:span text:style-name="T7">8. </text:span><text:span text:style-name="T5">Aprender sobre finanças sempre foi importante, porém a educação financeira veio como um aliado para ajudar na relação pessoa e seu dinheiro. Uma pessoa recebe R$ 2.500,00 e economiza 12% do seu salário pensando no seu futuro. Assinale a alternativa correta sobre o valor economizado: </text:span></text:p>
      <text:p text:style-name="P23">a) R$ 100,00</text:p>
      <text:p text:style-name="P23">b) R$ 200,00</text:p>
      <text:p text:style-name="P23">c) R$ 300,00</text:p>
      <text:p text:style-name="P23">d) R$ 400,00 </text:p>
      <text:p text:style-name="P24"/>
      <text:p text:style-name="P23"><text:bookmark text:name="docs-internal-guid-abfecd34-7fff-8669-e41d-045e41829079"/>9.Pedro fez prova de matemática e acertou 21 questões de um total de 30 exercícios da prova. Qual foi o percentual de acertos de Pedro?</text:p>
      <text:p text:style-name="P14"><text:bookmark text:name="docs-internal-guid-0677982e-7fff-abf5-8394-69df30a9eec7"/>a) 7%</text:p>
      <text:p text:style-name="P14">b) 0,7%</text:p>
      <text:p text:style-name="P14">c) 65%</text:p>
      <text:p text:style-name="P14">d) 7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Bitstream Vera Sans" svg:font-family="'Bitstream Vera Sans', 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name-complex="Comic Sans M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align="justify" style:justify-single-word="false" fo:text-indent="0cm" style:auto-text-indent="false" fo:keep-with-next="always"/>
      <style:text-properties style:font-name="Arial" fo:font-size="18pt" style:font-size-asian="18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018cm solid #000000" fo:keep-with-next="always"/>
      <style:text-properties style:font-name="Arial" fo:font-size="20pt" fo:font-weight="bold" style:font-size-asian="2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text-indent="0cm" style:auto-text-indent="false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line-height="150%" fo:text-align="end" style:justify-single-word="false" fo:text-indent="0cm" style:auto-text-indent="false" fo:keep-with-next="always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line-height="150%" fo:text-indent="0cm" style:auto-text-indent="false" fo:keep-with-next="always"/>
      <style:text-properties style:font-name="Arial" style:font-name-complex="Arial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2cm" style:auto-text-indent="false"/>
      <style:text-properties style:font-name="Arial" style:font-name-complex="Arial"/>
    </style:style>
    <style:style style:name="Body_20_Text_20_2" style:display-name="Body Text 2" style:family="paragraph" style:parent-style-name="Standard"/>
    <style:style style:name="Corpo_20_de_20_texto_20_21" style:display-name="Corpo de texto 2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018cm solid #000000"/>
      <style:text-properties style:font-name="Comic Sans MS" fo:font-size="11pt" style:font-size-asian="11pt" style:font-name-complex="Comic Sans MS"/>
    </style:style>
    <style:style style:name="Conteúdo_20_do_20_quadro" style:display-name="Conteúdo do quadro" style:family="paragraph" style:parent-style-name="Text_20_body"/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size="8pt" style:font-size-asian="8pt" style:font-name-complex="Wingding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Fonte_20_parág._20_padrão1" style:display-name="Fonte parág. padrão1" style:family="text"/>
    <style:style style:name="Emphasis" style:family="text">
      <style:text-properties fo:font-style="italic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columns fo:column-count="2">
          <style:column style:rel-width="5580*" fo:start-indent="0cm" fo:end-indent="0.159cm"/>
          <style:column style:rel-width="5526*" fo:start-indent="0.15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LÉGIO ESTADUAL SÃO JOÃO</dc:title>
    <meta:initial-creator>Escola de São João</meta:initial-creator>
    <meta:creation-date>2021-03-18T09:30:00</meta:creation-date>
    <dc:date>2024-02-22T21:04:29.51</dc:date>
    <meta:print-date>2015-09-23T09:01:00</meta:print-date>
    <meta:editing-cycles>10</meta:editing-cycles>
    <meta:editing-duration>PT2H30M2S</meta:editing-duration>
    <meta:generator>OpenOffice/4.1.14$Win32 OpenOffice.org_project/4114m1$Build-9811</meta:generator>
    <meta:document-statistic meta:table-count="0" meta:image-count="1" meta:object-count="1" meta:page-count="1" meta:paragraph-count="51" meta:word-count="430" meta:character-count="2500"/>
  </office:meta>
</office:document-meta>
</file>